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entury Gothic" svg:font-family="'Century Gothic'"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ohit Devanagari" svg:font-family="'Lohit Devanagari'"/>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8.443cm" fo:margin-left="0.009cm" fo:margin-top="0cm" fo:margin-bottom="0cm" table:align="left" style:writing-mode="lr-tb"/>
    </style:style>
    <style:style style:name="Tabla1.A" style:family="table-column">
      <style:table-column-properties style:column-width="5.992cm"/>
    </style:style>
    <style:style style:name="Tabla1.B" style:family="table-column">
      <style:table-column-properties style:column-width="12.45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paragraph-properties fo:margin-left="0cm" fo:margin-right="0cm" fo:text-indent="0cm" style:auto-text-indent="false">
        <style:tab-stops>
          <style:tab-stop style:position="8.498cm" style:type="center"/>
          <style:tab-stop style:position="18.461cm" style:type="right"/>
        </style:tab-stops>
      </style:paragraph-properties>
    </style:style>
    <style:style style:name="P3" style:family="paragraph" style:parent-style-name="Header">
      <style:text-properties fo:language="es" fo:country="ES"/>
    </style:style>
    <style:style style:name="P4" style:family="paragraph" style:parent-style-name="Heading_20_1" style:list-style-name="WWNum4">
      <style:paragraph-properties fo:margin-top="0.706cm" fo:margin-bottom="0.071cm" style:contextual-spacing="false" fo:keep-together="always" fo:hyphenation-ladder-count="no-limit" fo:padding-left="0cm" fo:padding-right="0cm" fo:padding-top="0cm" fo:padding-bottom="0.035cm" fo:border-left="none" fo:border-right="none" fo:border-top="none" fo:border-bottom="0.51pt solid #5b9bd5" fo:keep-with-next="always" style:vertical-align="auto"/>
      <style:text-properties fo:hyphenate="true" fo:hyphenation-remain-char-count="2" fo:hyphenation-push-char-count="2" loext:hyphenation-no-caps="false"/>
    </style:style>
    <style:style style:name="P5" style:family="paragraph" style:parent-style-name="Heading_20_1" style:list-style-name="WWNum25">
      <style:paragraph-properties fo:margin-top="0.706cm" fo:margin-bottom="0.071cm" style:contextual-spacing="false" fo:keep-together="always" fo:hyphenation-ladder-count="no-limit" fo:padding-left="0cm" fo:padding-right="0cm" fo:padding-top="0cm" fo:padding-bottom="0.035cm" fo:border-left="none" fo:border-right="none" fo:border-top="none" fo:border-bottom="0.51pt solid #5b9bd5" fo:keep-with-next="always" style:vertical-align="auto"/>
      <style:text-properties fo:hyphenate="true" fo:hyphenation-remain-char-count="2" fo:hyphenation-push-char-count="2" loext:hyphenation-no-caps="false"/>
    </style:style>
    <style:style style:name="P6" style:family="paragraph" style:parent-style-name="Heading_20_2" style:list-style-name="WWNum25">
      <style:paragraph-properties fo:margin-left="1.016cm" fo:margin-right="0cm" fo:margin-top="0.423cm" fo:margin-bottom="0cm" style:contextual-spacing="false" fo:keep-together="always" fo:hyphenation-ladder-count="no-limit" fo:text-indent="-1.016cm" style:auto-text-indent="false" fo:keep-with-next="always" style:vertical-align="auto">
        <style:tab-stops/>
      </style:paragraph-properties>
      <style:text-properties fo:hyphenate="true" fo:hyphenation-remain-char-count="2" fo:hyphenation-push-char-count="2" loext:hyphenation-no-caps="false"/>
    </style:style>
    <style:style style:name="P7" style:family="paragraph" style:parent-style-name="Heading_20_2" style:list-style-name="WWNum25">
      <style:paragraph-properties fo:margin-left="1.501cm" fo:margin-right="0cm" fo:margin-top="0.423cm" fo:margin-bottom="0cm" style:contextual-spacing="false" fo:keep-together="always" fo:hyphenation-ladder-count="no-limit" fo:text-indent="-1.501cm" style:auto-text-indent="false" fo:keep-with-next="always" style:vertical-align="auto">
        <style:tab-stops/>
      </style:paragraph-properties>
      <style:text-properties fo:hyphenate="true" fo:hyphenation-remain-char-count="2" fo:hyphenation-push-char-count="2" loext:hyphenation-no-caps="false"/>
    </style:style>
    <style:style style:name="P8" style:family="paragraph" style:parent-style-name="Introducción">
      <style:paragraph-properties fo:margin-top="0.106cm" fo:margin-bottom="0cm" style:contextual-spacing="false"/>
    </style:style>
    <style:style style:name="P9" style:family="paragraph" style:parent-style-name="List_20_Paragraph" style:list-style-name="WWNum25">
      <style:paragraph-properties fo:margin-top="0.212cm" fo:margin-bottom="0.212cm" style:contextual-spacing="false" fo:text-align="justify" style:justify-single-word="false" fo:hyphenation-ladder-count="no-limit" style:vertical-align="auto"/>
      <style:text-properties fo:hyphenate="true" fo:hyphenation-remain-char-count="2" fo:hyphenation-push-char-count="2" loext:hyphenation-no-caps="false"/>
    </style:style>
    <style:style style:name="P10" style:family="paragraph" style:parent-style-name="Respuesta">
      <style:text-properties style:font-name="Consolas" officeooo:rsid="00144082" officeooo:paragraph-rsid="00144082"/>
    </style:style>
    <style:style style:name="P11" style:family="paragraph" style:parent-style-name="Respuesta">
      <style:text-properties officeooo:rsid="00144082" officeooo:paragraph-rsid="00144082"/>
    </style:style>
    <style:style style:name="P12" style:family="paragraph" style:parent-style-name="Respuesta">
      <style:text-properties officeooo:rsid="0014600a" officeooo:paragraph-rsid="0014600a"/>
    </style:style>
    <style:style style:name="P13" style:family="paragraph" style:parent-style-name="Standard">
      <style:paragraph-properties fo:margin-left="0cm" fo:margin-right="0cm" fo:margin-top="0.212cm" fo:margin-bottom="0.212cm" style:contextual-spacing="false" fo:text-align="justify" style:justify-single-word="false" fo:hyphenation-ladder-count="no-limit" fo:text-indent="0cm" style:auto-text-indent="false" style:vertical-align="auto"/>
      <style:text-properties fo:hyphenate="true" fo:hyphenation-remain-char-count="2" fo:hyphenation-push-char-count="2" loext:hyphenation-no-caps="false"/>
    </style:style>
    <style:style style:name="P14" style:family="paragraph" style:parent-style-name="Standard">
      <style:paragraph-properties fo:margin-left="0cm" fo:margin-right="0cm" fo:text-align="justify" style:justify-single-word="false" fo:orphans="0" fo:widows="0" fo:hyphenation-ladder-count="no-limit" fo:text-indent="0cm" style:auto-text-indent="false" style:vertical-align="auto"/>
      <style:text-properties fo:hyphenate="true" fo:hyphenation-remain-char-count="2" fo:hyphenation-push-char-count="2" loext:hyphenation-no-caps="false"/>
    </style:style>
    <style:style style:name="P15" style:family="paragraph" style:parent-style-name="Standard">
      <style:paragraph-properties>
        <style:tab-stops>
          <style:tab-stop style:position="2cm" style:type="center"/>
          <style:tab-stop style:position="3.752cm" style:type="center"/>
          <style:tab-stop style:position="10.252cm" style:type="center"/>
          <style:tab-stop style:position="13.002cm" style:type="center"/>
        </style:tab-stops>
      </style:paragraph-properties>
    </style:style>
    <style:style style:name="P16" style:family="paragraph" style:parent-style-name="Standard">
      <style:paragraph-properties>
        <style:tab-stops>
          <style:tab-stop style:position="2cm" style:type="center"/>
          <style:tab-stop style:position="3.752cm" style:type="center"/>
          <style:tab-stop style:position="10.252cm" style:type="center"/>
          <style:tab-stop style:position="13.002cm" style:type="center"/>
        </style:tab-stops>
      </style:paragraph-properties>
      <style:text-properties style:font-name="Consolas" fo:font-size="10pt" style:font-size-asian="10pt" style:font-name-complex="Courier New1"/>
    </style:style>
    <style:style style:name="P17" style:family="paragraph" style:parent-style-name="Standard">
      <style:paragraph-properties fo:margin-left="0.751cm" fo:margin-right="0cm" fo:text-indent="0cm" style:auto-text-indent="false"/>
    </style:style>
    <style:style style:name="P18" style:family="paragraph" style:parent-style-name="Título_20_de_20_cubierta">
      <style:paragraph-properties fo:margin-top="1.693cm" fo:margin-bottom="1.693cm" style:contextual-spacing="false" fo:text-align="start" style:justify-single-word="false"/>
    </style:style>
    <style:style style:name="P19" style:family="paragraph" style:parent-style-name="ejercicio" style:list-style-name="">
      <style:paragraph-properties fo:margin-left="0cm" fo:margin-right="0cm" fo:margin-top="0.212cm" fo:margin-bottom="0.212cm" style:contextual-spacing="false" fo:text-indent="0cm" style:auto-text-indent="false">
        <style:tab-stops>
          <style:tab-stop style:position="-5.08cm"/>
        </style:tab-stops>
      </style:paragraph-properties>
    </style:style>
    <style:style style:name="P20" style:family="paragraph" style:parent-style-name="ejercicio" style:list-style-name="WWNum3">
      <style:paragraph-properties fo:margin-top="0.212cm" fo:margin-bottom="0.212cm" style:contextual-spacing="false">
        <style:tab-stops>
          <style:tab-stop style:position="-5.08cm"/>
        </style:tab-stops>
      </style:paragraph-properties>
    </style:style>
    <style:style style:name="P21" style:family="paragraph" style:parent-style-name="ejercicio" style:list-style-name="WWNum3">
      <style:paragraph-properties fo:margin-top="0.212cm" fo:margin-bottom="0.212cm" style:contextual-spacing="false"/>
    </style:style>
    <style:style style:name="P22" style:family="paragraph" style:parent-style-name="ejercicio" style:list-style-name="WWNum3"/>
    <style:style style:name="P23" style:family="paragraph" style:parent-style-name="ejercicio" style:list-style-name="">
      <style:paragraph-properties fo:margin-left="0.635cm" fo:margin-right="0cm" fo:margin-top="0.212cm" fo:margin-bottom="0.212cm" style:contextual-spacing="false" fo:text-indent="0cm" style:auto-text-indent="false"/>
    </style:style>
    <style:style style:name="P24" style:family="paragraph" style:parent-style-name="ejercicio" style:list-style-name="">
      <style:paragraph-properties fo:margin-left="0.635cm" fo:margin-right="0cm" fo:text-indent="0cm" style:auto-text-indent="false"/>
    </style:style>
    <style:style style:name="P25" style:family="paragraph" style:parent-style-name="ejercicio" style:list-style-name="">
      <style:paragraph-properties fo:margin-left="0cm" fo:margin-right="0cm" fo:text-indent="0cm" style:auto-text-indent="false"/>
    </style:style>
    <style:style style:name="P26" style:family="paragraph" style:parent-style-name="ejercicio" style:list-style-name="">
      <style:paragraph-properties fo:margin-left="0cm" fo:margin-right="0cm" fo:margin-top="0.212cm" fo:margin-bottom="0.212cm" style:contextual-spacing="false" fo:text-indent="0cm" style:auto-text-indent="false"/>
    </style:style>
    <style:style style:name="P27" style:family="paragraph" style:parent-style-name="ejercicio" style:list-style-name="WWNum3">
      <style:paragraph-properties fo:margin-top="0.212cm" fo:margin-bottom="0.212cm" style:contextual-spacing="false">
        <style:tab-stops/>
      </style:paragraph-properties>
    </style:style>
    <style:style style:name="P28" style:family="paragraph" style:parent-style-name="ejercicio" style:list-style-name="WWNum3">
      <style:paragraph-properties fo:margin-left="0.63cm" fo:margin-right="0cm" fo:margin-top="0.212cm" fo:margin-bottom="0.212cm" style:contextual-spacing="false" fo:text-indent="-0.63cm" style:auto-text-indent="false">
        <style:tab-stops/>
      </style:paragraph-properties>
    </style:style>
    <style:style style:name="T1" style:family="text">
      <style:text-properties fo:color="#000000" loext:opacity="100%" style:font-name="Courier New" fo:font-size="14pt" fo:font-weight="bold" style:font-size-asian="14pt" style:font-weight-asian="bold" style:font-size-complex="14pt" style:font-weight-complex="bold"/>
    </style:style>
    <style:style style:name="T2" style:family="text">
      <style:text-properties fo:font-size="24pt" fo:font-weight="normal" style:font-size-asian="24pt" style:font-weight-asian="normal"/>
    </style:style>
    <style:style style:name="T3" style:family="text">
      <style:text-properties fo:color="#2e74b5" loext:opacity="100%" style:font-name="Century Gothic" fo:font-size="18pt" fo:font-weight="normal" style:font-name-asian="Times New Roman1" style:font-size-asian="18pt" style:font-weight-asian="normal" style:font-name-complex="Times New Roman1" style:font-size-complex="18pt" style:language-complex="ar" style:country-complex="SA" style:font-weight-complex="normal"/>
    </style:style>
    <style:style style:name="T4" style:family="text">
      <style:text-properties fo:color="#2e74b5" loext:opacity="100%" fo:font-size="16pt" fo:font-style="normal" fo:font-weight="normal" style:font-size-asian="16pt" style:font-style-asian="normal" style:font-weight-asian="normal" style:language-complex="ar" style:country-complex="SA" style:font-style-complex="normal" style:font-weight-complex="normal"/>
    </style:style>
    <style:style style:name="T5" style:family="text">
      <style:text-properties fo:color="#2e74b5" loext:opacity="100%" style:font-name="Consolas" fo:font-size="16pt" fo:font-style="normal" fo:font-weight="normal" style:font-size-asian="16pt" style:font-style-asian="normal" style:font-weight-asian="normal" style:language-complex="ar" style:country-complex="SA" style:font-style-complex="normal" style:font-weight-complex="normal"/>
    </style:style>
    <style:style style:name="T6" style:family="text">
      <style:text-properties fo:color="#2e74b5" loext:opacity="100%" fo:font-style="normal" fo:font-weight="normal" style:font-style-asian="normal" style:font-weight-asian="normal" style:language-complex="ar" style:country-complex="SA" style:font-style-complex="normal" style:font-weight-complex="normal"/>
    </style:style>
    <style:style style:name="T7" style:family="text">
      <style:text-properties style:font-name-complex="Calibri1"/>
    </style:style>
    <style:style style:name="T8" style:family="text">
      <style:text-properties style:font-name-complex="Calibri1" style:language-complex="ar" style:country-complex="SA"/>
    </style:style>
    <style:style style:name="T9" style:family="text">
      <style:text-properties style:font-name="Courier" fo:font-weight="bold" style:font-weight-asian="bold" style:font-weight-complex="bold"/>
    </style:style>
    <style:style style:name="T10" style:family="text">
      <style:text-properties style:font-name="Courier" fo:language="en" fo:country="US" fo:font-weight="bold" style:font-weight-asian="bold" style:font-weight-complex="bold"/>
    </style:style>
    <style:style style:name="T11" style:family="text">
      <style:text-properties style:font-name="Consolas"/>
    </style:style>
    <style:style style:name="T12" style:family="text">
      <style:text-properties style:font-name="Consolas" fo:font-size="10pt" style:font-size-asian="10pt"/>
    </style:style>
    <style:style style:name="T13" style:family="text">
      <style:text-properties style:font-name="Consolas" fo:font-size="10pt" style:font-size-asian="10pt" style:font-weight-complex="bold"/>
    </style:style>
    <style:style style:name="T14" style:family="text">
      <style:text-properties style:font-name="Consolas" fo:font-size="10pt" style:font-size-asian="10pt" style:font-name-complex="Courier New1"/>
    </style:style>
    <style:style style:name="T15" style:family="text">
      <style:text-properties style:font-name="Consolas" fo:font-size="10pt" fo:language="en" fo:country="US" style:font-size-asian="10pt" style:font-weight-complex="bold"/>
    </style:style>
    <style:style style:name="T16" style:family="text">
      <style:text-properties style:font-name="Consolas" fo:font-size="10pt" fo:font-style="normal" style:font-size-asian="10pt" style:font-style-asian="normal"/>
    </style:style>
    <style:style style:name="T17" style:family="text">
      <style:text-properties style:font-name="Consolas" fo:font-size="10pt" fo:font-style="normal" style:font-size-asian="10pt" style:font-style-asian="normal" style:font-weight-complex="bold"/>
    </style:style>
    <style:style style:name="T18" style:family="text">
      <style:text-properties style:font-name="Consolas" fo:font-size="10pt" fo:font-style="italic" style:font-size-asian="10pt" style:font-style-asian="italic"/>
    </style:style>
    <style:style style:name="T19" style:family="text">
      <style:text-properties style:font-name="Consolas" fo:font-size="10pt" style:text-underline-style="solid" style:text-underline-width="auto" style:text-underline-color="font-color" fo:font-weight="bold" style:font-size-asian="10pt" style:font-weight-asian="bold" style:font-name-complex="Courier New1"/>
    </style:style>
    <style:style style:name="T20" style:family="text">
      <style:text-properties style:font-name="Consolas" style:font-style-complex="italic"/>
    </style:style>
    <style:style style:name="T21" style:family="text">
      <style:text-properties style:font-name="Consolas" fo:font-size="9pt" style:font-size-asian="9pt" style:font-name-complex="Courier New1"/>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language="en" fo:country="US"/>
    </style:style>
    <style:style style:name="T25" style:family="text">
      <style:text-properties style:font-name="Courier New" fo:font-weight="bold" style:font-weight-asian="bold" style:font-name-complex="Courier New1" style:font-weight-complex="bold"/>
    </style:style>
    <style:style style:name="T26" style:family="text">
      <style:text-properties style:font-name="Courier New" fo:language="en" fo:country="US" fo:font-weight="bold" style:font-weight-asian="bold" style:font-name-complex="Courier New1" style:font-weight-complex="bold"/>
    </style:style>
    <style:style style:name="T27" style:family="text">
      <style:text-properties style:font-name="Times New Roman" fo:font-weight="bold" style:font-weight-asian="bold" style:font-weight-complex="bold"/>
    </style:style>
    <style:style style:name="T28" style:family="text">
      <style:text-properties fo:font-style="italic" style:font-style-asian="italic"/>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language-complex="ar" style:country-complex="SA"/>
    </style:style>
    <style:style style:name="T31" style:family="text">
      <style:text-properties fo:color="#808080" loext:opacity="100%" fo:font-size="8pt" fo:language="es" fo:country="ES" fo:font-weight="bold" style:font-size-asian="8pt" style:font-weight-asian="bold" style:font-name-complex="Arial" style:font-size-complex="10pt"/>
    </style:style>
    <style:style style:name="T32" style:family="text">
      <style:text-properties officeooo:rsid="001440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span text:style-name="T1">NOMBRE:__________________________________________________ </text:span></text:h>
      <text:p text:style-name="P18"><text:span text:style-name="T2">Práctica 1 – <text:s text:c="53"/>Repaso de comandos de bash en Linux</text:span></text:p>
      <text:list xml:id="list1955119910" text:style-name="WWNum4">
        <text:list-item>
          <text:h text:style-name="P4" text:outline-level="1"><text:span text:style-name="T3">Objetivos</text:span></text:h>
        </text:list-item>
      </text:list>
      <text:p text:style-name="P13"><text:span text:style-name="T8">En esta práctica vas a repasar</text:span></text:p>
      <text:list xml:id="list3547992020" text:style-name="WWNum25">
        <text:list-item>
          <text:p text:style-name="P9"><text:span text:style-name="T8">Algunos de los comandos de la shell bash de Linux. Muchos de ellos los usarás durante el resto de las prácticas, por lo que te recomiendo que los aprendas bien y los recuerdes.</text:span></text:p>
        </text:list-item>
        <text:list-item>
          <text:p text:style-name="P9"><text:span text:style-name="T8">La forma de denominar a los ficheros en un sistema de ficheros, tanto de forma absoluta como, sobre todo, de forma relativa. En esta práctica, siempre que sea posible debes usar nombres relativos para determinar los ficheros</text:span></text:p>
        </text:list-item>
        <text:list-item>
          <text:p text:style-name="P9"><text:span text:style-name="T8">Los metacaracteres que permiten referirse a varios ficheros a la vez.</text:span></text:p>
        </text:list-item>
        <text:list-item>
          <text:p text:style-name="P9"><text:span text:style-name="T8">Los conceptos de redirección de entrada salida y el de tubería</text:span></text:p>
        </text:list-item>
        <text:list-item>
          <text:p text:style-name="P9"><text:span text:style-name="T8">El sistema de permisos para ficheros y directorios en Linux</text:span></text:p>
        </text:list-item>
        <text:list-item>
          <text:h text:style-name="P5" text:outline-level="1"><text:span text:style-name="T3">Resumen de comandos </text:span></text:h>
        </text:list-item>
      </text:list>
      <table:table table:name="Tabla1" table:style-name="Tabla1">
        <table:table-column table:style-name="Tabla1.A"/>
        <table:table-column table:style-name="Tabla1.B"/>
        <table:table-row table:style-name="Tabla1.1">
          <table:table-cell table:style-name="Tabla1.A1" office:value-type="string">
            <text:p text:style-name="P14">Ayuda</text:p>
          </table:table-cell>
          <table:table-cell table:style-name="Tabla1.A1" office:value-type="string">
            <text:p text:style-name="P14"><text:span text:style-name="T9">man</text:span><text:span text:style-name="T13">, </text:span><text:span text:style-name="T9">info</text:span><text:span text:style-name="T13">, </text:span><text:span text:style-name="T9">--help</text:span></text:p>
          </table:table-cell>
        </table:table-row>
        <table:table-row table:style-name="Tabla1.1">
          <table:table-cell table:style-name="Tabla1.A1" office:value-type="string">
            <text:p text:style-name="P14">Manejo de directorios</text:p>
          </table:table-cell>
          <table:table-cell table:style-name="Tabla1.A1" office:value-type="string">
            <text:p text:style-name="P14"><text:span text:style-name="T9">pwd</text:span><text:span text:style-name="T13">, </text:span><text:span text:style-name="T9">mkdir</text:span><text:span text:style-name="T13">, </text:span><text:span text:style-name="T9">rmdir</text:span><text:span text:style-name="T13">, </text:span><text:span text:style-name="T9">cd</text:span><text:span text:style-name="T13">, </text:span><text:span text:style-name="T9">ls</text:span><text:span text:style-name="T13">, </text:span><text:span text:style-name="T23">tree</text:span></text:p>
          </table:table-cell>
        </table:table-row>
        <table:table-row table:style-name="Tabla1.1">
          <table:table-cell table:style-name="Tabla1.A1" office:value-type="string">
            <text:p text:style-name="P14">Visualización de ficheros </text:p>
          </table:table-cell>
          <table:table-cell table:style-name="Tabla1.A1" office:value-type="string">
            <text:p text:style-name="P14"><text:span text:style-name="T10">cat</text:span><text:span text:style-name="T15">, </text:span><text:span text:style-name="T10">more</text:span><text:span text:style-name="T15">, </text:span><text:span text:style-name="T10">less</text:span><text:span text:style-name="T15">, </text:span><text:span text:style-name="T10">head</text:span><text:span text:style-name="T15">, </text:span><text:span text:style-name="T10">tail</text:span></text:p>
          </table:table-cell>
        </table:table-row>
        <table:table-row table:style-name="Tabla1.1">
          <table:table-cell table:style-name="Tabla1.A1" office:value-type="string">
            <text:p text:style-name="P14">Manejo de ficheros</text:p>
          </table:table-cell>
          <table:table-cell table:style-name="Tabla1.A1" office:value-type="string">
            <text:p text:style-name="P14"><text:span text:style-name="T10">cp</text:span><text:span text:style-name="T15">, </text:span><text:span text:style-name="T10">mv</text:span><text:span text:style-name="T15">, </text:span><text:span text:style-name="T10">rm</text:span></text:p>
          </table:table-cell>
        </table:table-row>
        <table:table-row table:style-name="Tabla1.1">
          <table:table-cell table:style-name="Tabla1.A1" office:value-type="string">
            <text:p text:style-name="P14">Metacaracteres</text:p>
          </table:table-cell>
          <table:table-cell table:style-name="Tabla1.A1" office:value-type="string">
            <text:p text:style-name="P14"><text:span text:style-name="T25">*</text:span><text:span text:style-name="T13"> </text:span><text:span text:style-name="T25">?</text:span><text:span text:style-name="T13"> y </text:span><text:span text:style-name="T25">rangos</text:span><text:span text:style-name="T13"> </text:span><text:span text:style-name="T25">[</text:span><text:span text:style-name="T27">...</text:span><text:span text:style-name="T25">]</text:span></text:p>
          </table:table-cell>
        </table:table-row>
        <table:table-row table:style-name="Tabla1.1">
          <table:table-cell table:style-name="Tabla1.A1" office:value-type="string">
            <text:p text:style-name="P14">Filtros</text:p>
          </table:table-cell>
          <table:table-cell table:style-name="Tabla1.A1" office:value-type="string">
            <text:p text:style-name="P14"><text:span text:style-name="T25">sort, wc</text:span></text:p>
          </table:table-cell>
        </table:table-row>
        <table:table-row table:style-name="Tabla1.1">
          <table:table-cell table:style-name="Tabla1.A1" office:value-type="string">
            <text:p text:style-name="P14">Usuarios y grupos</text:p>
          </table:table-cell>
          <table:table-cell table:style-name="Tabla1.A1" office:value-type="string">
            <text:p text:style-name="P14"><text:span text:style-name="T25">adduser</text:span></text:p>
          </table:table-cell>
        </table:table-row>
        <table:table-row table:style-name="Tabla1.1">
          <table:table-cell table:style-name="Tabla1.A1" office:value-type="string">
            <text:p text:style-name="P14">Superusuario (root)</text:p>
          </table:table-cell>
          <table:table-cell table:style-name="Tabla1.A1" office:value-type="string">
            <text:p text:style-name="P14"><text:span text:style-name="T25">sudo</text:span></text:p>
          </table:table-cell>
        </table:table-row>
        <table:table-row table:style-name="Tabla1.1">
          <table:table-cell table:style-name="Tabla1.A1" office:value-type="string">
            <text:p text:style-name="P14">Redirección de la entrada, salida</text:p>
          </table:table-cell>
          <table:table-cell table:style-name="Tabla1.A1" office:value-type="string">
            <text:p text:style-name="P14"><text:span text:style-name="T25">&lt;</text:span><text:span text:style-name="T13"> </text:span><text:span text:style-name="T25">&gt;</text:span><text:span text:style-name="T13"> </text:span><text:span text:style-name="T25">&gt;&gt;</text:span><text:span text:style-name="T13"> </text:span></text:p>
          </table:table-cell>
        </table:table-row>
        <table:table-row table:style-name="Tabla1.1">
          <table:table-cell table:style-name="Tabla1.A1" office:value-type="string">
            <text:p text:style-name="P14">Interconexiones (tuberías)</text:p>
          </table:table-cell>
          <table:table-cell table:style-name="Tabla1.A1" office:value-type="string">
            <text:p text:style-name="P14"><text:span text:style-name="T25">|</text:span></text:p>
          </table:table-cell>
        </table:table-row>
        <table:table-row table:style-name="Tabla1.1">
          <table:table-cell table:style-name="Tabla1.A1" office:value-type="string">
            <text:p text:style-name="P14">Permisos sobre ficheros y usuarios</text:p>
          </table:table-cell>
          <table:table-cell table:style-name="Tabla1.A1" office:value-type="string">
            <text:p text:style-name="P14"><text:span text:style-name="T26">chmod</text:span></text:p>
          </table:table-cell>
        </table:table-row>
      </table:table>
      <text:list xml:id="list115407969218116" text:continue-numbering="true" text:style-name="WWNum25">
        <text:list-item>
          <text:h text:style-name="P5" text:outline-level="1"><text:span text:style-name="T3">Desarrollo</text:span></text:h>
        </text:list-item>
      </text:list>
      <text:p text:style-name="P19">Abre una sesión con el usuario <text:span text:style-name="T14">alumno</text:span>. Abre una terminal para utilizar la línea de comandos. Realiza los siguientes ejercicios.</text:p>
      <text:list xml:id="list115407050504791" text:continue-numbering="true" text:style-name="WWNum25">
        <text:list-item>
          <text:list>
            <text:list-item>
              <text:h text:style-name="P6" text:outline-level="2"><text:span text:style-name="T4">Entrega de resultados</text:span></text:h>
            </text:list-item>
          </text:list>
        </text:list-item>
      </text:list>
      <text:p text:style-name="P19">Utiliza los espacios recuadrados de este guion para escribir la respuesta a cada ejercicio.</text:p>
      <text:p text:style-name="P19">Cuando termines, entrega este mismo documento, <text:span text:style-name="T22">SIN CONVERTIR A PDF</text:span>, a través del aula virtual.</text:p>
      <text:list xml:id="list115407196990920" text:continue-numbering="true" text:style-name="WWNum25">
        <text:list-item>
          <text:list>
            <text:list-item>
              <text:h text:style-name="P6" text:outline-level="2"><text:soft-page-break/><text:span text:style-name="T4">Ejercicios sobre estructura de directorios</text:span></text:h>
            </text:list-item>
          </text:list>
        </text:list-item>
      </text:list>
      <text:list xml:id="list1136872153" text:style-name="WWNum3">
        <text:list-item>
          <text:p text:style-name="P21">Crea un nuevo usuario.</text:p>
        </text:list-item>
      </text:list>
      <text:p text:style-name="Respuesta"><text:span text:style-name="T11">sudo adduser &lt;</text:span><text:span text:style-name="T20">nombre_nuevo_usuario&gt;</text:span></text:p>
      <text:list xml:id="list115406865899655" text:continue-numbering="true" text:style-name="WWNum3">
        <text:list-item>
          <text:p text:style-name="P21">Cierra la sesión de alumno, entra con el nuevo usuario y vuelve a abrir la terminal.</text:p>
        </text:list-item>
        <text:list-item>
          <text:p text:style-name="P21">Comprueba que el directorio de inicio de sesión coincide con tu nombre de usuario.</text:p>
        </text:list-item>
      </text:list>
      <text:p text:style-name="Respuesta"><text:span text:style-name="T11">echo $HOME</text:span></text:p>
      <text:list xml:id="list115408354282783" text:continue-numbering="true" text:style-name="WWNum3">
        <text:list-item>
          <text:p text:style-name="P21">Comprueba cuál es tu directorio de trabajo. En este momento deberá coincidir con tu directorio de inicio de sesión.</text:p>
        </text:list-item>
      </text:list>
      <text:p text:style-name="Respuesta"><text:span text:style-name="T11">pwd</text:span></text:p>
      <text:list xml:id="list115406874438282" text:continue-numbering="true" text:style-name="WWNum3">
        <text:list-item>
          <text:p text:style-name="P21">Muestra el contenido del directorio de trabajo</text:p>
        </text:list-item>
      </text:list>
      <text:p text:style-name="Respuesta"><text:span text:style-name="T11">ls</text:span></text:p>
      <text:list xml:id="list115406736034900" text:continue-numbering="true" text:style-name="WWNum3">
        <text:list-item>
          <text:p text:style-name="P21">Muestra el contenido del directorio <text:span text:style-name="T12">/home</text:span> (directorio donde cuelgan los directorios de inicio de los usuarios).</text:p>
        </text:list-item>
      </text:list>
      <text:p text:style-name="Respuesta"><text:span text:style-name="T11">ls /home</text:span></text:p>
      <text:list xml:id="list115406500098152" text:continue-numbering="true" text:style-name="WWNum3">
        <text:list-item>
          <text:p text:style-name="P21">Muestra el contenido del directorio raíz (listado detallado o “largo”).</text:p>
        </text:list-item>
      </text:list>
      <text:p text:style-name="Respuesta"><text:span text:style-name="T11">ls -l /</text:span></text:p>
      <text:list xml:id="list115408497527587" text:continue-numbering="true" text:style-name="WWNum3">
        <text:list-item>
          <text:p text:style-name="P21">Muévete por la estructura de directorios y muestra el contenido de alguno de ellos (ej <text:span text:style-name="T12">/etc</text:span>).</text:p>
        </text:list-item>
      </text:list>
      <text:p text:style-name="P11">cd /etc ls</text:p>
      <text:list xml:id="list115408016346894" text:continue-numbering="true" text:style-name="WWNum3">
        <text:list-item>
          <text:p text:style-name="P21">Haz que tu directorio de trabajo sea otra vez el directorio de inicio (usa cd con <text:span text:style-name="T12">~</text:span>, o con <text:span text:style-name="T12">$HOME</text:span>).</text:p>
        </text:list-item>
      </text:list>
      <text:p text:style-name="P10">Cd ~ o cd </text:p>
      <text:list xml:id="list115406950440996" text:continue-numbering="true" text:style-name="WWNum3">
        <text:list-item>
          <text:p text:style-name="P21">Crea un directorio llamado<text:span text:style-name="T12"> practica1</text:span> y haz que sea tu directorio de trabajo. (<text:span text:style-name="T28">Utiliza el comando </text:span><text:span text:style-name="T12">mkdir</text:span>)</text:p>
        </text:list-item>
      </text:list>
      <text:p text:style-name="P11">mkdir practica1</text:p>
      <text:p text:style-name="P11">cd practica1</text:p>
      <text:list xml:id="list115407725076515" text:continue-numbering="true" text:style-name="WWNum3">
        <text:list-item>
          <text:p text:style-name="P21">Crea la siguiente estructura de directorios que cuelga de <text:span text:style-name="T12">practica1</text:span> (los directorios a crear son 0dir, 3dir, adir, d, dir2/4dir, dir2/dir5, dir.uno, e, h1dir/dir1deh1, h1dir/dir2deh1, h2dir):</text:p>
        </text:list-item>
      </text:list>
      <text:p text:style-name="P15"><text:span text:style-name="T21">practica1</text:span></text:p>
      <text:p text:style-name="P15"><text:span text:style-name="T21">├── 0dir</text:span></text:p>
      <text:p text:style-name="P15"><text:span text:style-name="T21">├── 3dir</text:span></text:p>
      <text:p text:style-name="P15"><text:span text:style-name="T21">├── adir</text:span></text:p>
      <text:p text:style-name="P15"><text:span text:style-name="T21">├── d</text:span></text:p>
      <text:p text:style-name="P15"><text:span text:style-name="T21">├── dir2</text:span></text:p>
      <text:p text:style-name="P15"><text:span text:style-name="T21">│   ├── 4dir</text:span></text:p>
      <text:p text:style-name="P15"><text:span text:style-name="T21">│   └── dir5</text:span></text:p>
      <text:p text:style-name="P15"><text:span text:style-name="T21">├── dir.uno</text:span></text:p>
      <text:p text:style-name="P15"><text:span text:style-name="T21">├── e</text:span></text:p>
      <text:p text:style-name="P15"><text:span text:style-name="T21">├── h1dir</text:span></text:p>
      <text:p text:style-name="P15"><text:span text:style-name="T21">│   ├── dir1deh1</text:span></text:p>
      <text:p text:style-name="P15"><text:span text:style-name="T21">│   └── dir2deh1</text:span></text:p>
      <text:p text:style-name="P15"><text:span text:style-name="T21">└── h2dir</text:span></text:p>
      <text:p text:style-name="P16"/>
      <text:p text:style-name="Respuesta">mkdir 0dir 3dir adir d dir2 e h1dir h2dir</text:p>
      <text:p text:style-name="Respuesta">cd dir2</text:p>
      <text:p text:style-name="Respuesta">mkdir 4dir dir5</text:p>
      <text:p text:style-name="Respuesta">cd ..</text:p>
      <text:p text:style-name="Respuesta"><text:soft-page-break/>cd h1dir/</text:p>
      <text:p text:style-name="Respuesta">mkdir dir1deh1 dir2deh1</text:p>
      <text:p text:style-name="Respuesta">cd ..</text:p>
      <text:p text:style-name="Respuesta"/>
      <text:list xml:id="list115406921932251" text:continue-numbering="true" text:style-name="WWNum3">
        <text:list-item>
          <text:p text:style-name="P21">Muestra la estructura de directorios creada desde el directorio <text:span text:style-name="T14">practica1</text:span><text:span text:style-name="T7">, y comprueba que has creado bien los directorios. </text:span>(<office:annotation office:name="__Annotation__226_4053827189" loext:resolved="false"><dc:creator>Francisco José García Izquierdo</dc:creator><dc:date>2022-08-09T06:57:00</dc:date><meta:creator-initials>FJGI</meta:creator-initials><text:p>Quizás no lo tengan instalado. Al instalarlo no van a poder porque su usuario no está en sudoers. Así que lo más fácil es:</text:p><text:p>Actuar como user alumno (que sí es sudoer):</text:p><text:p><text:span text:style-name="T11">su alumno</text:span></text:p><text:p>Ejecutar </text:p><text:p><text:span text:style-name="T11">sudo usermod -a -G sudo &lt;username&gt;</text:span></text:p><text:p>Salir de alumno</text:p><text:p><text:span text:style-name="T11">exit</text:span></text:p><text:p>Si no funciona la instalación que salgan de la sesión y vuelvan a entrar para que coja los cambios</text:p><text:p>Otra opción más rápida, pero menos docente, sería usar <text:span text:style-name="T11">su -c</text:span> para ejecutar la instalación como “alumno” directamente</text:p><text:p><text:span text:style-name="T12">su &lt;usr&gt; -c 'comando a ejecutar'</text:span></text:p><text:p><text:s/></text:p></office:annotation>Utiliza el comando <text:span text:style-name="T12">tree</text:span><office:annotation-end office:name="__Annotation__226_4053827189"/>; si no lo tienes disponible, instálalo)</text:p>
        </text:list-item>
      </text:list>
      <text:p text:style-name="P11">tree</text:p>
      <text:list xml:id="list115407270063059" text:continue-numbering="true" text:style-name="WWNum3">
        <text:list-item>
          <text:p text:style-name="P21">Crea los siguientes archivos desde el directorio <text:span text:style-name="T14">practica1</text:span>.</text:p>
        </text:list-item>
      </text:list>
      <text:p text:style-name="P17"><text:span text:style-name="T14">hola .hola .resultados1 a b c fich1 fich_a FICH_A h1dir/pdato h1dir/fich.dos h2dir/pfich ab1.fich 1datos 2datos 2DATOS .apunto fich_b cap1.dat cap2.txt cap31.txt capb.ff</text:span></text:p>
      <text:p text:style-name="ayuda">(Utiliza el comando <text:span text:style-name="T16">touch</text:span> para crear los archivos)</text:p>
      <text:p text:style-name="Respuesta">touch hola .hola .resultados1 a b c fich1 fich_a FICH_A h1dir/pdato h1dir/fich.dos h2dir/pfich ab1.fich 1datos 2datos 2DATOS .apunto fich_b cap1.dat cap2.txt cap31.txt capb.ff</text:p>
      <text:list xml:id="list115407824154756" text:continue-numbering="true" text:style-name="WWNum3">
        <text:list-item>
          <text:p text:style-name="P21">Vuelve a mostrar la estructura de directorios creada desde el directorio <text:span text:style-name="T14">practica1</text:span><text:span text:style-name="T7">, y comprueba que has creado bien los ficheros. </text:span>(Utiliza el comando <text:span text:style-name="T12">tree</text:span>)</text:p>
        </text:list-item>
      </text:list>
      <text:p text:style-name="P12">tree</text:p>
      <text:list xml:id="list115407948294615" text:continue-numbering="true" text:style-name="WWNum3">
        <text:list-item>
          <text:p text:style-name="P21">Comprueba que <text:span text:style-name="T14">practica1</text:span> sigue siendo tu directorio de trabajo.</text:p>
        </text:list-item>
      </text:list>
      <text:p text:style-name="P12">pwd</text:p>
      <text:list xml:id="list115407380534162" text:continue-list="list115407196990920" text:style-name="WWNum25">
        <text:list-item>
          <text:list>
            <text:list-item>
              <text:h text:style-name="P6" text:outline-level="2"><text:span text:style-name="T4">Ejercicios sobre expansión de metacaracteres y rangos de nombres de ficheros</text:span></text:h>
            </text:list-item>
          </text:list>
        </text:list-item>
      </text:list>
      <text:p text:style-name="P19">Muchos de los siguientes ejercicios consisten en hacer listados de ficheros. El comando habitualmente usado para ello es <text:span text:style-name="T12">ls</text:span>. Sin embargo, no me interesan los listados en sí, sino que entiendas <text:span text:style-name="T22">cómo funciona el mecanismo de expansión de metacaracteres de la shell</text:span> para referirse a varios ficheros con un único patrón.</text:p>
      <text:p text:style-name="P19">Por ello te recomiendo que no utilices <text:span text:style-name="T12">ls</text:span>, sino uno de los comandos más simples que tiene Linux: <text:span text:style-name="T12">echo</text:span> y que sirve para escribir “cosas” en la terminal. </text:p>
      <text:p text:style-name="P19">Por tanto, realiza estos ejercicios con el comando <text:span text:style-name="T12">echo</text:span>. Al ejecutar el comando, la shell bash desplegará los metacaracteres, y <text:span text:style-name="T12">echo</text:span> mostrará por pantalla el resultado de esa expansión, logrando un efecto parecido al de listar los ficheros con el comando <text:span text:style-name="T12">ls</text:span>.</text:p>
      <text:p text:style-name="P19">Intenta prever cuál debería ser el resultado de cada ejercicio antes de ejecutarlo.</text:p>
      <text:list xml:id="list115406473022897" text:continue-list="list115407948294615" text:style-name="WWNum3">
        <text:list-item>
          <text:p text:style-name="P21">Muestra el contenido del directorio de trabajo (por defecto no muestra los elementos ocultos).</text:p>
        </text:list-item>
      </text:list>
      <text:p text:style-name="Respuesta">echo *</text:p>
      <text:p text:style-name="P23"><text:span text:style-name="T28">Entiende que, como paso previo a la ejecución definitiva, la shell expande el </text:span><text:span text:style-name="T18">*</text:span><text:span text:style-name="T28"> y lo sustituye por la lista de ficheros correspondientes (en este caso todos los ficheros del directorio de trabajo). En realidad el comando a ejecutar no es </text:span><text:span text:style-name="T18">cd *</text:span><text:span text:style-name="T28">, sino </text:span><text:span text:style-name="T18">cd &lt;fich1&gt; &lt;fich2&gt; &lt;fich3&gt;…</text:span><text:span text:style-name="T28"> (donde <text:s/></text:span><text:span text:style-name="T18">&lt;fichi&gt;</text:span><text:span text:style-name="T28"> debería ser el nombre de cada fichero). Luego </text:span><text:span text:style-name="T18">echo</text:span><text:span text:style-name="T28"> escribe en la terminal esa lista de nombres de fichero, con lo que conseguimos un efecto similar al del comando </text:span><text:span text:style-name="T18">ls</text:span><text:span text:style-name="T28">. </text:span></text:p>
      <text:list xml:id="list115406764409430" text:continue-numbering="true" text:style-name="WWNum3">
        <text:list-item>
          <text:p text:style-name="P21">Muestra los nombres de los ficheros y directorios ocultos, es decir, que empiecen por ‘<text:span text:style-name="T12">.</text:span>’.</text:p>
        </text:list-item>
      </text:list>
      <text:p text:style-name="P12">echo .*</text:p>
      <text:list xml:id="list115408389060320" text:continue-numbering="true" text:style-name="WWNum3">
        <text:list-item>
          <text:p text:style-name="P21"><text:soft-page-break/>Muestra los nombres de todos los ficheros y directorios (tanto los ordinarios como los ocultos).</text:p>
        </text:list-item>
      </text:list>
      <text:p text:style-name="Respuesta">echo * &amp;&amp; echo .*</text:p>
      <text:list xml:id="list115408414400949" text:continue-numbering="true" text:style-name="WWNum3">
        <text:list-item>
          <text:p text:style-name="P20">Muestra únicamente los nombres de los directorios.</text:p>
        </text:list-item>
      </text:list>
      <text:p text:style-name="Respuesta"/>
      <text:p text:style-name="P23"><text:span text:style-name="T28">PISTA: Si añades un carácter '/' al final del nombre de un fichero, la shell se asegurará de comprobar que ese nombre corresponda con un directorio.</text:span></text:p>
      <text:list xml:id="list115407143199611" text:continue-numbering="true" text:style-name="WWNum3">
        <text:list-item>
          <text:p text:style-name="P21">Muestra los nombres de los ficheros y directorios formados por un único carácter (distinto de ‘<text:span text:style-name="T12">.</text:span>’).</text:p>
        </text:list-item>
      </text:list>
      <text:p text:style-name="Respuesta"/>
      <text:list xml:id="list115407965745286" text:continue-numbering="true" text:style-name="WWNum3">
        <text:list-item>
          <text:p text:style-name="P27">Muestra los nombres de los ficheros y directorios que comiencen por un dígito.</text:p>
        </text:list-item>
      </text:list>
      <text:p text:style-name="Respuesta"/>
      <text:list xml:id="list115406427492294" text:continue-numbering="true" text:style-name="WWNum3">
        <text:list-item>
          <text:p text:style-name="P28">Muestra los nombres de los ficheros y directorios que contengan la letra ‘<text:span text:style-name="T14">a</text:span>’, incluidos los ocultos.</text:p>
        </text:list-item>
      </text:list>
      <text:p text:style-name="Respuesta"/>
      <text:list xml:id="list115406979644008" text:continue-numbering="true" text:style-name="WWNum3">
        <text:list-item>
          <text:p text:style-name="P21">Muestra los nombres de los ficheros y directorios que comiencen por <text:span text:style-name="T14">cap</text:span>, después una letra o dígito, a continuación, un ‘<text:span text:style-name="T14">.</text:span>’ y, por último, cualquier cosa.</text:p>
        </text:list-item>
      </text:list>
      <text:p text:style-name="Respuesta"/>
      <text:list xml:id="list115406424748087" text:continue-numbering="true" text:style-name="WWNum3">
        <text:list-item>
          <text:p text:style-name="P21">Muestra los nombres de ficheros y directorios (incluidos los ocultos) que contengan un dígito en cualquier posición.</text:p>
        </text:list-item>
      </text:list>
      <text:p text:style-name="Respuesta"/>
      <text:list xml:id="list115407600798900" text:continue-numbering="true" text:style-name="WWNum3">
        <text:list-item>
          <text:p text:style-name="P21">Muestra el contenido de todos los directorios de <text:span text:style-name="T14">practica1</text:span>.</text:p>
        </text:list-item>
      </text:list>
      <text:p text:style-name="Respuesta"/>
      <text:list xml:id="list115408105500781" text:continue-numbering="true" text:style-name="WWNum3">
        <text:list-item>
          <text:p text:style-name="P21">De todos los directorios de <text:span text:style-name="T14">practica1</text:span> cuyos nombres comiencen por <text:span text:style-name="T12">h</text:span>, muestra su contenido </text:p>
        </text:list-item>
      </text:list>
      <text:p text:style-name="Respuesta"/>
      <text:list xml:id="list115406592870066" text:continue-numbering="true" text:style-name="WWNum3">
        <text:list-item>
          <text:p text:style-name="P21">De todos directorios de <text:span text:style-name="T12">practica1</text:span> cuyos nombres comienzan por <text:span text:style-name="T12">h</text:span>, muestra los nombres de los ficheros y directorios que comiencen por <text:span text:style-name="T12">p.</text:span></text:p>
        </text:list-item>
      </text:list>
      <text:p text:style-name="Respuesta"/>
      <text:list xml:id="list115406862466621" text:continue-numbering="true" text:style-name="WWNum3">
        <text:list-item>
          <text:p text:style-name="P21">Copia los ficheros que terminan por <text:span text:style-name="T14">datos</text:span> en el directorio <text:span text:style-name="T14">3dir</text:span>.</text:p>
        </text:list-item>
      </text:list>
      <text:p text:style-name="Respuesta"/>
      <text:list xml:id="list115407780536851" text:continue-list="list115407380534162" text:style-name="WWNum25">
        <text:list-item>
          <text:list>
            <text:list-item>
              <text:h text:style-name="P6" text:outline-level="2"><text:span text:style-name="T4">Ejercicios sobre nombres relativos de fichero y directorio</text:span></text:h>
            </text:list-item>
          </text:list>
        </text:list-item>
      </text:list>
      <text:list xml:id="list115407199417868" text:continue-list="list115406862466621" text:style-name="WWNum3">
        <text:list-item>
          <text:p text:style-name="P21">Haz que <text:span text:style-name="T14">3dir</text:span> sea el directorio de trabajo. </text:p>
        </text:list-item>
      </text:list>
      <text:p text:style-name="Respuesta"/>
      <text:p text:style-name="P25">En los siguientes ejercicios <text:span text:style-name="T29">no debes moverte del directorio </text:span><text:span text:style-name="T19">3dir</text:span>. Este será siempre tu directorio de trabajo a la hora de nombrar ficheros y directorios. Lo que me interesa es que pruebes la utilización de <text:span text:style-name="T22">nombres relativos</text:span> de ficheros y directorios. Puedes utilizar el “mapa” de directorios mostrado en el ejercicio 11 como ayuda para determinar los nombres relativos a emplear.</text:p>
      <text:list xml:id="list115408011593359" text:continue-numbering="true" text:style-name="WWNum3">
        <text:list-item>
          <text:p text:style-name="P21"><text:soft-page-break/>Mueve el fichero <text:span text:style-name="T14">2datos</text:span> del directorio <text:span text:style-name="T14">3dir</text:span> al directorio <text:span text:style-name="T14">dir2</text:span>. (calcula cual es el nombre relativo de <text:span text:style-name="T14">dir2</text:span> respecto del directorio de trabajo <text:span text:style-name="T14">3dir</text:span>)</text:p>
        </text:list-item>
      </text:list>
      <text:p text:style-name="Respuesta"/>
      <text:list xml:id="list115408195210796" text:continue-numbering="true" text:style-name="WWNum3">
        <text:list-item>
          <text:p text:style-name="P21">Copia el fichero <text:span text:style-name="T14">h1dir/pdato</text:span> al directorio <text:span text:style-name="T14">dir2</text:span>. (<text:bookmark-start text:name="_Hlk113801251"/>Pista: <text:bookmark-end text:name="_Hlk113801251"/>calcula los nombres relativos de <text:span text:style-name="T14">dir2</text:span> y <text:span text:style-name="T14">h1dir/pdato</text:span> respecto del directorio de trabajo <text:span text:style-name="T14">3dir</text:span>)</text:p>
        </text:list-item>
      </text:list>
      <text:p text:style-name="Respuesta"/>
      <text:list xml:id="list115407962337108" text:continue-numbering="true" text:style-name="WWNum3">
        <text:list-item>
          <text:p text:style-name="P20">Cambia el nombre del fichero <text:span text:style-name="T14">dir2/pdato</text:span> por <text:span text:style-name="T14">dir2/datos22</text:span>. (Pista: idem)</text:p>
        </text:list-item>
      </text:list>
      <text:p text:style-name="Respuesta"/>
      <text:list xml:id="list115408193531681" text:continue-numbering="true" text:style-name="WWNum3">
        <text:list-item>
          <text:p text:style-name="P20">Copia el fichero <text:span text:style-name="T14">dir2/datos22</text:span> al directorio 3<text:span text:style-name="T14">dir</text:span>. (Pista: idem)</text:p>
        </text:list-item>
      </text:list>
      <text:p text:style-name="Respuesta"/>
      <text:list xml:id="list115408277871310" text:continue-numbering="true" text:style-name="WWNum3">
        <text:list-item>
          <text:p text:style-name="P20">Con un único mandato, borra el directorio <text:span text:style-name="T14">dir2</text:span> de <text:span text:style-name="T14">practica1</text:span> (borra el directorio y todo su contenido).</text:p>
        </text:list-item>
      </text:list>
      <text:p text:style-name="Respuesta"/>
      <text:list xml:id="list115407392683429" text:continue-list="list115407780536851" text:style-name="WWNum25">
        <text:list-item>
          <text:list>
            <text:list-item>
              <text:h text:style-name="P6" text:outline-level="2"><text:span text:style-name="T4">Redireccionamiento y tuberías</text:span></text:h>
            </text:list-item>
          </text:list>
        </text:list-item>
      </text:list>
      <text:p text:style-name="P25">El propósito de los siguientes ejercicios es controlar la salida de resultados y la entrada de datos en comandos de la shell. Normalmente, los resultados se muestran en la terminal y los datos se leen de algún fichero indicado como argumento del comando. Sin embargo, muchas veces nos interesará hacer otras cosas, como, p.ej., guardar los resultados en un fichero para poder consultarlo luego, tomar los datos desde el teclado, o hacer que el resultado de la ejecución de un comando sea la entrada de datos de otro comando.</text:p>
      <text:p text:style-name="P25">Para hacer estos ejercicios debes utilizar las redirecciones de entrada y salida estándar, y las tuberías.</text:p>
      <text:list xml:id="list115407421761848" text:continue-list="list115408277871310" text:style-name="WWNum3">
        <text:list-item>
          <text:p text:style-name="P21">Crea en <text:span text:style-name="T14">practica1</text:span> un directorio llamado <text:span text:style-name="T14">REDIR</text:span> y haz que sea tu directorio de trabajo.</text:p>
        </text:list-item>
      </text:list>
      <text:p text:style-name="Respuesta"/>
      <text:list xml:id="list115407444055278" text:continue-numbering="true" text:style-name="WWNum3">
        <text:list-item>
          <text:p text:style-name="P21">Envía a un fichero llamado <text:span text:style-name="T14">listado</text:span> el resultado del comando <text:span text:style-name="T14">ls -l /home</text:span>. ¿Para qué sirve la opción <text:span text:style-name="T14">-l</text:span> de <text:span text:style-name="T14">ls</text:span>? Repite el ejercicio para el directorio /etc y almacenando su listado en <text:span text:style-name="T14">listado2</text:span>.</text:p>
        </text:list-item>
      </text:list>
      <text:p text:style-name="Respuesta"/>
      <text:list xml:id="list115407575168175" text:continue-numbering="true" text:style-name="WWNum3">
        <text:list-item>
          <text:p text:style-name="P21">Muestra el número de líneas, palabras y caracteres del fichero <text:span text:style-name="T14">listado</text:span>.</text:p>
        </text:list-item>
      </text:list>
      <text:p text:style-name="Respuesta"/>
      <text:list xml:id="list115408069184295" text:continue-numbering="true" text:style-name="WWNum3">
        <text:list-item>
          <text:p text:style-name="P21">Muestra el contenido del fichero <text:span text:style-name="T14">listado2</text:span>, usando el comando <text:span text:style-name="T14">cat</text:span>. Repite el ejercicio usando el mandato <text:span text:style-name="T14">more</text:span>. Repítelo usando el comando <text:span text:style-name="T14">less</text:span>. <text:s/>¿Qué diferencia hay entre los comandos <text:span text:style-name="T14">cat</text:span>, <text:span text:style-name="T14">more</text:span> y <text:span text:style-name="T14">less</text:span>?</text:p>
        </text:list-item>
      </text:list>
      <text:p text:style-name="Respuesta"/>
      <text:list xml:id="list115408495866716" text:continue-numbering="true" text:style-name="WWNum3">
        <text:list-item>
          <text:p text:style-name="P21">Muestra solo las 10 primeras líneas del fichero <text:span text:style-name="T14">listado2</text:span>. Ahora muestra las 10 últimas.</text:p>
        </text:list-item>
      </text:list>
      <text:p text:style-name="Respuesta"/>
      <text:list xml:id="list115408569674912" text:continue-numbering="true" text:style-name="WWNum3">
        <text:list-item>
          <text:p text:style-name="P21">Utilizando el comando <text:span text:style-name="T14">cat</text:span>, escribe una única instrucción que permita introducir por teclado una lista de países y los guarde en un fichero llamado <text:span text:style-name="T12">paises</text:span>.</text:p>
        </text:list-item>
      </text:list>
      <text:p text:style-name="ayuda">(Ejecuta <text:span text:style-name="T17">cat &gt; paises</text:span>. Escribe nombres de países, uno en cada línea. Termina con <text:span text:style-name="T17">Ctrl+D</text:span>; lo que está ocurriendo es que <text:span text:style-name="T17">cat</text:span> está leyendo de la entrada estándar – teclado – y escribiendo en el fichero <text:span text:style-name="T17">paises</text:span>)</text:p>
      <text:p text:style-name="Respuesta"/>
      <text:list xml:id="list115408065648675" text:continue-numbering="true" text:style-name="WWNum3">
        <text:list-item>
          <text:p text:style-name="P21"><text:soft-page-break/>Comprueba que se ha creado correctamente el fichero <text:span text:style-name="T14">paises</text:span>.</text:p>
        </text:list-item>
      </text:list>
      <text:p text:style-name="Respuesta"/>
      <text:list xml:id="list115408562514840" text:continue-numbering="true" text:style-name="WWNum3">
        <text:list-item>
          <text:p text:style-name="P21">Añade un nuevo país al fichero <text:span text:style-name="T14">paises</text:span> usando el comando <text:span text:style-name="T14">echo</text:span>. Comprueba que se ha añadido correctamente.</text:p>
        </text:list-item>
      </text:list>
      <text:p text:style-name="ayuda">(Para añadir a un fichero hay que usar <text:span text:style-name="T17">&gt;&gt;</text:span>)</text:p>
      <text:p text:style-name="Respuesta"/>
      <text:list xml:id="list115407905243045" text:continue-numbering="true" text:style-name="WWNum3">
        <text:list-item>
          <text:p text:style-name="P21">Muestra el contenido del fichero <text:span text:style-name="T14">paises</text:span>, ordenado alfabéticamente.</text:p>
        </text:list-item>
      </text:list>
      <text:p text:style-name="Respuesta"/>
      <text:list xml:id="list115407084577027" text:continue-numbering="true" text:style-name="WWNum3">
        <text:list-item>
          <text:p text:style-name="P21">Escribe una única instrucción que permita introducir por teclado una lista cualquiera de ciudades y cree un fichero llamado <text:span text:style-name="T12">ciudades-ordenadas</text:span> con las ciudades ordenadas alfabéticamente.</text:p>
        </text:list-item>
      </text:list>
      <text:p text:style-name="ayuda">(Utiliza el comando <text:span text:style-name="T17">sort</text:span> de forma análoga a cómo has utilizado anteriormente el comando <text:span text:style-name="T17">cat</text:span> para crear el fichero paises)</text:p>
      <text:p text:style-name="Respuesta"/>
      <text:list xml:id="list115408586121886" text:continue-numbering="true" text:style-name="WWNum3">
        <text:list-item>
          <text:p text:style-name="P21">Escribe una única instrucción que permita introducir por teclado una lista de colores y cree un fichero llamado <text:span text:style-name="T12">colores-invordenados</text:span> con los colores en orden inverso.</text:p>
        </text:list-item>
      </text:list>
      <text:p text:style-name="Respuesta"/>
      <text:list xml:id="list115406869388692" text:continue-numbering="true" text:style-name="WWNum3">
        <text:list-item>
          <text:p text:style-name="P28">Muestra el número de ficheros y subdirectorios que contiene el directorio de trabajo.</text:p>
        </text:list-item>
      </text:list>
      <text:p text:style-name="Respuesta"/>
      <text:list xml:id="list115407792580895" text:continue-numbering="true" text:style-name="WWNum3">
        <text:list-item>
          <text:p text:style-name="P28">Usando una estrategia similar a la del ejercicio anterior, muestra cuántos usuarios (diferentes de root) hay en el sistema (PISTA: échale un vistazo al directorio <text:span text:style-name="T12">/home</text:span>)</text:p>
        </text:list-item>
      </text:list>
      <text:p text:style-name="Respuesta"/>
      <text:list xml:id="list115407670439228" text:continue-numbering="true" text:style-name="WWNum3">
        <text:list-item>
          <text:p text:style-name="P22">Muestra los procesos que está ejecutando el usuario root en el sistema ordenados por nombre en sentido alfabético inverso. Utiliza el comando <text:bookmark-start text:name="_GoBack"/><text:span text:style-name="T13">ps -u root -o comm=</text:span><text:bookmark-end text:name="_GoBack"/> para listar solo los nombres de los procesos (el comando <text:span text:style-name="T12">ps -u &lt;nombre_usr&gt;</text:span> lista los procesos del usuario indicado, pero incluyendo varias columnas con el id del proceso, propietario, etc). </text:p>
        </text:list-item>
      </text:list>
      <text:p text:style-name="Respuesta"/>
      <text:p text:style-name="P24">Muestra cuántos procesos está ejecutando el usuario root en el sistema.</text:p>
      <text:p text:style-name="Respuesta"/>
      <text:list xml:id="list115408430638294" text:continue-list="list115407392683429" text:style-name="WWNum25">
        <text:list-item>
          <text:list>
            <text:list-item>
              <text:h text:style-name="P6" text:outline-level="2"><text:span text:style-name="T4">Permisos sobre ficheros: </text:span><text:span text:style-name="T5">chmod</text:span></text:h>
            </text:list-item>
          </text:list>
        </text:list-item>
      </text:list>
      <text:p text:style-name="P26">Repasa las transparencias sobre permisos de ficheros de la presentación incluida en el material del aula virtual de la práctica 1. <text:s/>Realiza los siguientes ejercicios en modo simbólico y posteriormente repítelos en modo numérico. Verifica tras cada cambio de permisos (puedes <text:span text:style-name="T28">usar el comando </text:span><text:span text:style-name="T12">ls -l</text:span>) cuáles son los que tiene cada fichero.</text:p>
      <text:list xml:id="list115408425807019" text:continue-list="list115407670439228" text:style-name="WWNum3">
        <text:list-item>
          <text:p text:style-name="P21">Crea en practica1 un directorio llamado PERMISOS y haz que sea tu directorio de trabajo.</text:p>
        </text:list-item>
      </text:list>
      <text:p text:style-name="Respuesta"/>
      <text:list xml:id="list115406657020117" text:continue-numbering="true" text:style-name="WWNum3">
        <text:list-item>
          <text:p text:style-name="P21">Crea tres ficheros llamados <text:span text:style-name="T12">f1</text:span>, <text:span text:style-name="T12">f2</text:span> y <text:span text:style-name="T12">f3</text:span> con el contenido que quieras (usa el comando <text:span text:style-name="T14">cat</text:span> combinado con <text:span text:style-name="T14">Ctrl+D</text:span>). </text:p>
        </text:list-item>
      </text:list>
      <text:p text:style-name="Respuesta"/>
      <text:p text:style-name="P23">(Puedes crear los ficheros uno a uno con contenidos diferentes, <text:span text:style-name="T12">cat &gt; f1</text:span>, etc; o crearlos todos a la vez con el mismo contenido: <text:span text:style-name="T12">cat | tee f{1..3}</text:span>); si optas por esta solución, explica a continuación qué hace el comando <text:span text:style-name="T12">tee</text:span>, y qué hace <text:span text:style-name="T12">f{1..3}</text:span>)</text:p>
      <text:p text:style-name="Respuesta"><text:soft-page-break/></text:p>
      <text:list xml:id="list115408281778806" text:continue-numbering="true" text:style-name="WWNum3">
        <text:list-item>
          <text:p text:style-name="P21">Comprueba los permisos de los tres ficheros.</text:p>
        </text:list-item>
      </text:list>
      <text:p text:style-name="Respuesta"/>
      <text:list xml:id="list115406501274986" text:continue-numbering="true" text:style-name="WWNum3">
        <text:list-item>
          <text:p text:style-name="P21">Deniega al 'resto de usuarios' todos los permisos sobre <text:span text:style-name="T12">f1</text:span>, <text:span text:style-name="T12">f2</text:span> y <text:span text:style-name="T12">f3</text:span>.</text:p>
        </text:list-item>
      </text:list>
      <text:p text:style-name="Respuesta"/>
      <text:list xml:id="list115406581296503" text:continue-numbering="true" text:style-name="WWNum3">
        <text:list-item>
          <text:p text:style-name="P21">Deniega a todos los usuarios los permisos de lectura y ejecución de <text:span text:style-name="T12">f1</text:span>. Intenta modificar el contenido de <text:span text:style-name="T12">f1</text:span> (utiliza, p. e., el comando <text:span text:style-name="T12">echo</text:span> con <text:span text:style-name="T14">&gt;&gt;</text:span>). Intenta mostrar el contenido modificado de <text:span text:style-name="T12">f1</text:span>.</text:p>
        </text:list-item>
      </text:list>
      <text:p text:style-name="Respuesta"/>
      <text:list xml:id="list115408357206077" text:continue-numbering="true" text:style-name="WWNum3">
        <text:list-item>
          <text:p text:style-name="P21">Concédete el permiso de lectura sobre <text:span text:style-name="T12">f1</text:span> y verifica que se ha modificado.</text:p>
        </text:list-item>
      </text:list>
      <text:p text:style-name="Respuesta"/>
      <text:list xml:id="list115406817323151" text:continue-numbering="true" text:style-name="WWNum3">
        <text:list-item>
          <text:p text:style-name="P21">Deniégate el permiso de escritura sobre <text:span text:style-name="T12">f1</text:span> e intenta modificar su contenido. Verifica que no ha cambiado.</text:p>
        </text:list-item>
      </text:list>
      <text:p text:style-name="Respuesta"/>
      <text:list xml:id="list115406550726999" text:continue-numbering="true" text:style-name="WWNum3">
        <text:list-item>
          <text:p text:style-name="P21">Concede, con un solo comando, los permisos de lectura y ejecución y deniega el de escritura sobre <text:span text:style-name="T12">f1</text:span> y <text:span text:style-name="T12">f2</text:span> al 'grupo' y al 'propietario', sin modificar el de 'otros'.</text:p>
        </text:list-item>
      </text:list>
      <text:p text:style-name="Respuesta"/>
      <text:list xml:id="list115407447989211" text:continue-numbering="true" text:style-name="WWNum3">
        <text:list-item>
          <text:p text:style-name="P21">Crea un fichero llamado script.sh que contenga el siguiente texto: <text:span text:style-name="T12">echo Hola $USER</text:span></text:p>
        </text:list-item>
      </text:list>
      <text:p text:style-name="P23">Muestra el contenido del fichero.</text:p>
      <text:p text:style-name="P23">Concede permiso de ejecución al usuario sobre ese fichero.</text:p>
      <text:p text:style-name="P23">Ejecuta el fichero (para ello escribe: <text:span text:style-name="T12">./script.sh</text:span>). ¿Qué se ve en la terminal?</text:p>
      <text:p text:style-name="Respuesta"/>
      <text:list xml:id="list115406481181137" text:continue-list="list115408430638294" text:style-name="WWNum25">
        <text:list-item>
          <text:list>
            <text:list-item>
              <text:list>
                <text:list-item>
                  <text:h text:style-name="P7" text:outline-level="2"><text:span text:style-name="T6">Permisos sobre directorios</text:span></text:h>
                </text:list-item>
              </text:list>
            </text:list-item>
          </text:list>
        </text:list-item>
      </text:list>
      <text:list xml:id="list115407970365029" text:continue-list="list115407447989211" text:style-name="WWNum3">
        <text:list-item>
          <text:p text:style-name="P21">Crea tres subdirectorios llamados <text:span text:style-name="T12">dir1</text:span>, <text:span text:style-name="T12">dir2</text:span> y <text:span text:style-name="T12">dir3</text:span>. En cada uno de ellos crea un fichero con cualquier contenido, llamados respectivamente, <text:span text:style-name="T12">fich11</text:span>, <text:span text:style-name="T12">fich22</text:span> y <text:span text:style-name="T12">fich33</text:span>. Copia en <text:span text:style-name="T14">dir3</text:span> el fichero <text:span text:style-name="T12">fich22</text:span>.</text:p>
        </text:list-item>
      </text:list>
      <text:p text:style-name="Respuesta"/>
      <text:list xml:id="list115407562115989" text:continue-numbering="true" text:style-name="WWNum3">
        <text:list-item>
          <text:p text:style-name="P21">Deniega a todos los usuarios el permiso de lectura de <text:span text:style-name="T12">dir1</text:span>, el de escritura de <text:span text:style-name="T12">dir2</text:span> y el de acceso (ejecución) de <text:span text:style-name="T12">dir3</text:span>.</text:p>
        </text:list-item>
      </text:list>
      <text:p text:style-name="Respuesta"/>
      <text:list xml:id="list115407414501484" text:continue-numbering="true" text:style-name="WWNum3">
        <text:list-item>
          <text:p text:style-name="P21">Intenta mostrar la lista de los ficheros que contiene <text:span text:style-name="T12">dir1</text:span>. ¿Puedes mostrar el contenido de <text:span text:style-name="T12">dir2</text:span>?</text:p>
        </text:list-item>
      </text:list>
      <text:p text:style-name="Respuesta"/>
      <text:list xml:id="list115407394051462" text:continue-numbering="true" text:style-name="WWNum3">
        <text:list-item>
          <text:p text:style-name="P21">Sitúate en el directorio <text:span text:style-name="T12">dir1</text:span> y muestra el contenido de <text:span text:style-name="T12">fich11</text:span>.</text:p>
        </text:list-item>
      </text:list>
      <text:p text:style-name="Respuesta"/>
      <text:list xml:id="list115406759608920" text:continue-numbering="true" text:style-name="WWNum3">
        <text:list-item>
          <text:p text:style-name="P21">Sitúate en <text:span text:style-name="T12">dir2</text:span> y muestra la lista de los ficheros que contiene. Muestra el contenido de <text:span text:style-name="T12">fich22</text:span>, intenta modificarlo y verifica que ha ocurrido. Intenta crear un nuevo fichero en <text:span text:style-name="T12">dir2</text:span> y borrar <text:span text:style-name="T12">fich22</text:span>.</text:p>
        </text:list-item>
      </text:list>
      <text:p text:style-name="Respuesta"/>
      <text:list xml:id="list115407377219594" text:continue-numbering="true" text:style-name="WWNum3">
        <text:list-item>
          <text:p text:style-name="P21"><text:soft-page-break/>Sitúate en el directorio de origen. Intenta mostrar la lista de ficheros que <text:span text:style-name="T12">dir3</text:span> contiene. Intenta mostrar el contenido de <text:span text:style-name="T12">fich33</text:span>, y crear y borrar un fichero en <text:span text:style-name="T12">dir3</text:span>.</text:p>
        </text:list-item>
      </text:list>
      <text:p text:style-name="Respuesta"/>
      <text:list xml:id="list115406593110172" text:continue-numbering="true" text:style-name="WWNum3">
        <text:list-item>
          <text:p text:style-name="P21">Deniega el permiso de escritura a <text:span text:style-name="T12">dir1/fich11</text:span> e intenta borrarlo.</text:p>
        </text:list-item>
      </text:list>
      <text:p text:style-name="Respuest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entury Gothic" svg:font-family="'Century Gothic'"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ohit Devanagari" svg:font-family="'Lohit Devanagari'"/>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Times New Roman1" style:font-size-asian="11pt" style:language-asian="en" style:country-asian="US" style:font-name-complex="Times New Roman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en" fo:country="US" style:letter-kerning="false" style:font-name-asian="Times New Roman1" style:font-size-asian="11pt" style:language-asian="en" style:country-asian="US" style:font-name-complex="Times New Roman1"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start" style:justify-single-word="false" fo:orphans="2" fo:widows="2" fo:hyphenation-ladder-count="no-limit" fo:text-indent="0.635cm" style:auto-text-indent="false" style:vertical-align="baseline" style:writing-mode="lr-tb"/>
      <style:text-properties fo:language="es" fo:country="ES" fo:hyphenate="false" fo:hyphenation-remain-char-count="2" fo:hyphenation-push-char-count="2" loext:hyphenation-no-caps="false"/>
    </style:style>
    <style:style style:name="Heading" style:family="paragraph" style:parent-style-name="Standard" style:next-style-name="Text_20_body" style:class="text">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cm" fo:margin-right="0cm" fo:margin-top="1.058cm" fo:margin-bottom="0.141cm" style:contextual-spacing="false" fo:text-indent="0cm" style:auto-text-indent="false"/>
      <style:text-properties fo:color="#365f91"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name-complex="Cambria1" style:font-family-complex="Cambria" style:font-family-generic-complex="system" style:font-pitch-complex="variable" style:font-size-complex="12pt" style:font-weight-complex="bold"/>
    </style:style>
    <style:style style:name="Heading_20_2" style:display-name="Heading 2" style:family="paragraph" style:parent-style-name="Heading" style:next-style-name="Text_20_body_20__28_user_29_"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353cm" fo:margin-bottom="0.141cm" style:contextual-spacing="false" fo:text-indent="0cm" style:auto-text-indent="false"/>
      <style:text-properties fo:color="#4f81bd" loext:opacity="100%" style:font-name="Cambria" fo:font-family="Cambria"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353cm" fo:margin-bottom="0.141cm" style:contextual-spacing="false" fo:text-indent="0cm" style:auto-text-indent="false"/>
      <style:text-properties fo:color="#4f81bd" loext:opacity="100%"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Heading_20_5" style:display-name="Heading 5" style:family="paragraph" style:parent-style-name="Standard" style:next-style-name="Standard" style:default-outline-level="5" style:list-style-name="" style:class="text">
      <style:paragraph-properties fo:margin-left="0cm" fo:margin-right="0cm" fo:margin-top="0.353cm" fo:margin-bottom="0.141cm" style:contextual-spacing="false" fo:text-indent="0cm" style:auto-text-indent="false"/>
      <style:text-properties fo:color="#4f81bd" loext:opacity="10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cm" fo:margin-right="0cm" fo:margin-top="0.494cm" fo:margin-bottom="0.176cm" style:contextual-spacing="false" fo:text-indent="0cm" style:auto-text-indent="false"/>
      <style:text-properties fo:color="#4f81bd"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564cm" fo:margin-bottom="0.176cm" style:contextual-spacing="false" fo:text-indent="0cm" style:auto-text-indent="false"/>
      <style:text-properties fo:color="#9bbb59" loext:opacity="100%" style:font-name="Cambria" fo:font-family="Cambria" style:font-family-generic="roman" style:font-pitch="variable" fo:font-size="10pt" fo:font-weight="bold" style:font-name-asian="Cambria1" style:font-family-asian="Cambria" style:font-family-generic-asian="system" style:font-pitch-asian="variable" style:font-size-asian="10pt" style:font-weight-asian="bold" style:font-name-complex="Cambria1" style:font-family-complex="Cambria" style:font-family-generic-complex="system" style:font-pitch-complex="variable" style:font-size-complex="10pt"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564cm" fo:margin-bottom="0.176cm" style:contextual-spacing="false" fo:text-indent="0cm" style:auto-text-indent="false"/>
      <style:text-properties fo:color="#9bbb59" loext:opacity="100%" style:font-name="Cambria" fo:font-family="Cambria" style:font-family-generic="roman" style:font-pitch="variable" fo:font-size="10pt" fo:font-style="italic" fo:font-weight="bold" style:font-name-asian="Cambria1" style:font-family-asian="Cambria" style:font-family-generic-asian="system" style:font-pitch-asian="variable" style:font-size-asian="10pt" style:font-style-asian="italic" style:font-weight-asian="bold" style:font-name-complex="Cambria1" style:font-family-complex="Cambria"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564cm" fo:margin-bottom="0.176cm" style:contextual-spacing="false" fo:text-indent="0cm" style:auto-text-indent="false"/>
      <style:text-properties fo:color="#9bbb59" loext:opacity="100%" style:font-name="Cambria" fo:font-family="Cambria" style:font-family-generic="roman" style:font-pitch="variable" fo:font-size="10pt" fo:font-style="italic" style:font-name-asian="Cambria1" style:font-family-asian="Cambria" style:font-family-generic-asian="system" style:font-pitch-asian="variable" style:font-size-asian="10pt" style:font-style-asian="italic" style:font-name-complex="Cambria1" style:font-family-complex="Cambria" style:font-family-generic-complex="system" style:font-pitch-complex="variable" style:font-size-complex="10pt" style:font-style-complex="italic"/>
    </style:style>
    <style:style style:name="Standard_20__28_user_29_" style:display-name="Standard (user)" style:family="paragraph">
      <style:paragraph-properties fo:margin-left="0cm" fo:margin-right="0cm" fo:margin-top="0cm" fo:margin-bottom="0cm" style:contextual-spacing="false" fo:text-align="start" style:justify-single-word="false" fo:orphans="2" fo:widows="2" fo:text-indent="0.635cm" style:auto-text-indent="false" style:vertical-align="baseline" style:writing-mode="lr-tb"/>
    </style:style>
    <style:style style:name="Introducción" style:family="paragraph" style:parent-style-name="Standard" style:default-outline-level="2" style:list-style-name="">
      <style:paragraph-properties fo:margin-left="0cm" fo:margin-right="0cm" fo:margin-top="0.25cm" fo:margin-bottom="0cm" style:contextual-spacing="false" fo:text-indent="0cm" style:auto-text-indent="false"/>
      <style:text-properties fo:color="#008080" loext:opacity="100%" style:font-name="Cambria" fo:font-family="Cambria"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ejercicio" style:family="paragraph" style:parent-style-name="Standard" style:next-style-name="Respuesta" style:list-style-name="WWNum3">
      <style:paragraph-properties fo:margin-top="0.212cm" fo:margin-bottom="0cm" style:contextual-spacing="false" fo:text-align="justify" style:justify-single-word="false">
        <style:tab-stops>
          <style:tab-stop style:position="-5.715cm"/>
        </style:tab-stops>
      </style:paragraph-properties>
    </style:style>
    <style:style style:name="ayuda" style:family="paragraph" style:parent-style-name="Standard" style:next-style-name="Respuesta">
      <style:paragraph-properties fo:margin-left="0.7cm" fo:margin-right="0cm" fo:text-indent="0cm" style:auto-text-indent="false"/>
      <style:text-properties fo:font-style="italic" style:font-style-asian="italic"/>
    </style:style>
    <style:style style:name="titu" style:family="paragraph" style:parent-style-name="Standard" style:next-style-name="ejercicio">
      <style:paragraph-properties fo:margin-top="0.423cm" fo:margin-bottom="0cm" style:contextual-spacing="false" style:line-height-at-least="0.635cm" fo:text-align="center" style:justify-single-word="false" fo:break-before="page"/>
      <style:text-properties fo:font-size="14pt" fo:font-weight="bold" style:font-size-asian="14pt" style:font-weight-asian="bold"/>
    </style:style>
    <style:style style:name="Text_20_body_20__28_user_29_" style:display-name="Text body (user)" style:family="paragraph" style:parent-style-name="Standard_20__28_user_29_">
      <style:paragraph-properties fo:margin-top="0cm" fo:margin-bottom="0.212cm" style:contextual-spacing="fals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1.251cm" fo:margin-right="0cm" fo:margin-top="0.423cm" fo:margin-bottom="0cm" style:contextual-spacing="false" fo:text-align="justify" style:justify-single-word="false" fo:text-indent="0.635cm" style:auto-text-indent="false"/>
      <style:text-properties style:font-name="Times New Roman" fo:font-family="'Times New Roman'" style:font-family-generic="roman" style:font-pitch="variable"/>
    </style:style>
    <style:style style:name="Lista_20_con_20_topos" style:display-name="Lista con topos" style:family="paragraph" style:parent-style-name="Standard" style:list-style-name="WWNum1">
      <style:paragraph-properties fo:margin-top="0.106cm" fo:margin-bottom="0cm" style:contextual-spacing="false" fo:text-align="justify" style:justify-single-word="false">
        <style:tab-stops>
          <style:tab-stop style:position="-5.715cm"/>
        </style:tab-stops>
      </style:paragraph-properties>
    </style:style>
    <style:style style:name="apartados" style:family="paragraph" style:parent-style-name="Standard" style:list-style-name="WWNum2">
      <style:paragraph-properties fo:margin-top="0.423cm" fo:margin-bottom="0cm" style:contextual-spacing="false" fo:text-align="justify" style:justify-single-word="false"/>
      <style:text-properties style:font-name="Times New Roman" fo:font-family="'Times New Roman'" style:font-family-generic="roman" style:font-pitch="variable"/>
    </style:style>
    <style:style style:name="Body_20_Text_20_3" style:display-name="Body Text 3" style:family="paragraph" style:parent-style-name="Standard">
      <style:paragraph-properties fo:margin-top="0.423cm" fo:margin-bottom="0cm" style:contextual-spacing="false" fo:text-align="justify" style:justify-single-word="false"/>
      <style:text-properties style:font-name="Times New Roman" fo:font-family="'Times New Roman'" style:font-family-generic="roman" style:font-pitch="variable" fo:font-weight="bold" style:font-weight-asian="bold"/>
    </style:style>
    <style:style style:name="Title" style:family="paragraph" style:parent-style-name="Standard" style:next-style-name="Standard" style:class="chapter">
      <style:paragraph-properties fo:margin-left="0cm" fo:margin-right="0cm" fo:text-indent="0cm" style:auto-text-indent="false" fo:padding="0cm" fo:border="0.99pt solid #a7bfde" style:shadow="none"/>
      <style:text-properties fo:color="#243f60" loext:opacity="100%" style:font-name="Cambria" fo:font-family="Cambria" style:font-family-generic="roman" style:font-pitch="variable" fo:font-size="24pt" fo:font-style="italic" style:font-name-asian="Cambria1" style:font-family-asian="Cambria" style:font-family-generic-asian="system" style:font-pitch-asian="variable" style:font-size-asian="24pt" style:font-style-asian="italic" style:font-name-complex="Cambria1" style:font-family-complex="Cambria" style:font-family-generic-complex="system" style:font-pitch-complex="variable"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style:contextual-spacing="false" fo:text-align="end" style:justify-single-word="false" fo:text-indent="0cm" style:auto-text-indent="false"/>
      <style:text-properties fo:font-size="12pt" fo:font-style="italic" style:font-size-asian="12pt" style:font-style-asian="italic" style:font-size-complex="12pt" style:font-style-complex="italic"/>
    </style:style>
    <style:style style:name="gráfico" style:family="paragraph" style:parent-style-name="Standard" style:next-style-name="ejercicio">
      <style:paragraph-properties fo:text-align="center" style:justify-single-word="false"/>
    </style:style>
    <style:style style:name="Epígrafe" style:family="paragraph" style:parent-style-name="Standard" style:next-style-name="Standard">
      <style:text-properties fo:font-size="9pt" fo:font-weight="bold" style:font-size-asian="9pt" style:font-weight-asian="bold" style:font-size-complex="9pt" style:font-weight-complex="bold"/>
    </style:style>
    <style:style style:name="No_20_Spacing" style:display-name="No Spacing" style:family="paragraph" style:parent-style-name="Standard">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font-style-complex="italic"/>
    </style:style>
    <style:style style:name="Intense_20_Quote" style:display-name="Intense Quote" style:family="paragraph" style:parent-style-name="Standard" style:next-style-name="Standard">
      <loext:graphic-properties draw:fill="solid" draw:fill-color="#4f81bd"/>
      <style:paragraph-properties fo:margin-left="2.54cm" fo:margin-right="2.54cm" fo:margin-top="0.564cm" fo:margin-bottom="0.564cm" style:contextual-spacing="false" fo:line-height="125%" fo:text-indent="0.635cm" style:auto-text-indent="false" fo:background-color="#4f81bd" fo:padding="0cm" fo:border="1.5pt solid #b8cce4" style:shadow="none"/>
      <style:text-properties fo:color="#ffffff" loext:opacity="100%"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font-style-complex="italic"/>
    </style:style>
    <style:style style:name="Título_20_de_20_TDC" style:display-name="Título de TDC" style:family="paragraph" style:parent-style-name="Heading_20_1" style:next-style-name="Standard"/>
    <style:style style:name="Respuesta" style:family="paragraph" style:parent-style-name="Standard">
      <style:paragraph-properties fo:margin-left="0.7cm" fo:margin-right="0cm" fo:text-indent="0cm" style:auto-text-indent="false" fo:padding="0cm" fo:border="0.51pt solid #000080" style:shadow="none"/>
      <style:text-properties fo:color="#c0504d" loext:opacity="100%"/>
    </style:style>
    <style:style style:name="Header" style:family="paragraph" style:parent-style-name="Standard_20__28_user_29_" loext:linked-style-name="Encabezado_20_Car"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_20__28_user_29_" style:class="extra"/>
    <style:style style:name="Título_20_de_20_cubierta" style:display-name="Título de cubierta" style:family="paragraph" style:parent-style-name="Standard" style:next-style-name="Standard">
      <style:paragraph-properties fo:margin-left="0cm" fo:margin-right="0cm" fo:text-align="end" style:justify-single-word="false" fo:orphans="0" fo:widows="0" fo:hyphenation-ladder-count="no-limit" fo:text-indent="0cm" style:auto-text-indent="false" style:vertical-align="auto"/>
      <style:text-properties style:font-name="Century Gothic" fo:font-family="'Century Gothic'" style:font-family-generic="roman" style:font-pitch="variable" fo:font-size="28pt" style:rfc-language-tag="es-ES-u-co-trad" fo:language="es" fo:country="ES" fo:font-weight="bold" style:font-size-asian="28pt" style:font-weight-asian="bold" style:font-size-complex="28pt" style:language-complex="ar" style:country-complex="SA" fo:hyphenate="true" fo:hyphenation-remain-char-count="2" fo:hyphenation-push-char-count="2" loext:hyphenation-no-caps="false"/>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Texto_20_comentario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Título_20_2_20_Car" style:display-name="Título 2 Car" style:family="text" style:parent-style-name="Default_20_Paragraph_20_Font">
      <style:text-properties fo:color="#365f91"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5_20_Car" style:display-name="Título 5 Car" style:family="text" style:parent-style-name="Default_20_Paragraph_20_Font">
      <style:text-properties fo:color="#4f81bd"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6_20_Car" style:display-name="Título 6 Car" style:family="text" style:parent-style-name="Default_20_Paragraph_20_Font">
      <style:text-properties fo:color="#4f81bd"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_20_7_20_Car" style:display-name="Título 7 Car" style:family="text" style:parent-style-name="Default_20_Paragraph_20_Font">
      <style:text-properties fo:color="#9bbb59" loext:opacity="100%" style:font-name="Cambria" fo:font-family="Cambria"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ítulo_20_8_20_Car" style:display-name="Título 8 Car" style:family="text" style:parent-style-name="Default_20_Paragraph_20_Font">
      <style:text-properties fo:color="#9bbb59" loext:opacity="100%" style:font-name="Cambria" fo:font-family="Cambria"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font-style-complex="italic" style:font-weight-complex="bold"/>
    </style:style>
    <style:style style:name="Título_20_9_20_Car" style:display-name="Título 9 Car" style:family="text" style:parent-style-name="Default_20_Paragraph_20_Font">
      <style:text-properties fo:color="#9bbb59"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ítulo_20_Car" style:display-name="Título Car" style:family="text" style:parent-style-name="Default_20_Paragraph_20_Font">
      <style:text-properties fo:color="#243f60" loext:opacity="100%" style:font-name="Cambria" fo:font-family="Cambria" style:font-family-generic="roman" style:font-pitch="variable" fo:font-size="24pt" fo:font-style="italic" style:font-name-asian="Times New Roman1" style:font-family-asian="'Times New Roman'" style:font-family-generic-asian="system" style:font-pitch-asian="variable" style:font-size-asian="24pt" style:font-style-asian="italic" style:font-name-complex="Times New Roman1" style:font-family-complex="'Times New Roman'" style:font-family-generic-complex="system" style:font-pitch-complex="variable" style:font-size-complex="30pt" style:font-style-complex="italic"/>
    </style:style>
    <style:style style:name="Subtítulo_20_Car" style:display-name="Subtítulo Car" style:family="text" style:parent-style-name="Default_20_Paragraph_20_Font">
      <style:text-properties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Strong" style:family="text" style:parent-style-name="Default_20_Paragraph_20_Font">
      <style:text-properties fo:letter-spacing="normal" fo:font-weight="bold" style:font-weight-asian="bold" style:font-weight-complex="bold"/>
    </style:style>
    <style:style style:name="Emphasis" style:family="text">
      <style:text-properties fo:color="#5a5a5a" loext:opacity="100%" fo:font-style="italic" fo:font-weight="bold" style:font-style-asian="italic" style:font-weight-asian="bold" style:font-style-complex="italic" style:font-weight-complex="bold"/>
    </style:style>
    <style:style style:name="Sin_20_espaciado_20_Car" style:display-name="Sin espaciado Car" style:family="text" style:parent-style-name="Default_20_Paragraph_20_Font"/>
    <style:style style:name="Cita_20_Car" style:display-name="Cita Car" style:family="text" style:parent-style-name="Default_20_Paragraph_20_Font">
      <style:text-properties fo:color="#5a5a5a"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Cita_20_destacada_20_Car" style:display-name="Cita destacada Car" style:family="text" style:parent-style-name="Default_20_Paragraph_20_Font">
      <style:text-properties fo:color="#ffffff" loext:opacity="100%" style:font-name="Cambria" fo:font-family="Cambria" style:font-family-generic="roman" style:font-pitch="variable" fo:font-size="12pt" fo:font-style="italic" fo:background-color="#4f81bd"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ubtle_20_Emphasis" style:display-name="Subtle Emphasis" style:family="text">
      <style:text-properties fo:color="#5a5a5a" loext:opacity="100%" fo:font-style="italic" style:font-style-asian="italic" style:font-style-complex="italic"/>
    </style:style>
    <style:style style:name="Intense_20_Emphasis" style:display-name="Intense Emphasis" style:family="text">
      <style:text-properties fo:color="#4f81bd" loext:opacity="100%"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style:use-window-font-color="true" loext:opacity="0%" style:text-underline-style="solid" style:text-underline-width="auto" style:text-underline-color="#9bbb59"/>
    </style:style>
    <style:style style:name="Intense_20_Reference" style:display-name="Intense Reference" style:family="text" style:parent-style-name="Default_20_Paragraph_20_Font">
      <style:text-properties fo:color="#76923c" loext:opacity="100%" style:text-underline-style="solid" style:text-underline-width="auto" style:text-underline-color="#9bbb59" fo:font-weight="bold" style:font-weight-asian="bold" style:font-weight-complex="bold"/>
    </style:style>
    <style:style style:name="Book_20_Title" style:display-name="Book Title" style:family="text" style:parent-style-name="Default_20_Paragraph_20_Font">
      <style:text-properties style:use-window-font-color="true" loext:opacity="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ayuda_20_Car" style:display-name="ayuda Car" style:family="text" style:parent-style-name="Default_20_Paragraph_20_Font">
      <style:text-properties fo:font-style="italic" style:font-style-asian="italic"/>
    </style:style>
    <style:style style:name="Respuesta_20_Car" style:display-name="Respuesta Car" style:family="text" style:parent-style-name="ayuda_20_Car">
      <style:text-properties fo:font-style="italic" style:font-style-asian="italic"/>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text-properties fo:language="es" fo:country="ES"/>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fo:language="es" fo:country="ES"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annotation_20_text">
      <style:text-properties fo:font-size="10pt" fo:language="es" fo:country="ES"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language="es" fo:country="ES"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8.498cm" style:type="center"/>
          <style:tab-stop style:position="18.461cm" style:type="right"/>
        </style:tab-stops>
      </style:paragraph-properties>
    </style:style>
    <style:style style:name="MP2" style:family="paragraph" style:parent-style-name="Header">
      <style:text-properties fo:language="es" fo:country="ES"/>
    </style:style>
    <style:style style:name="MP3" style:family="paragraph" style:parent-style-name="Footer">
      <style:paragraph-properties fo:text-align="end" style:justify-single-word="false"/>
    </style:style>
    <style:style style:name="MT1" style:family="text">
      <style:text-properties fo:color="#808080" loext:opacity="100%" fo:font-size="8pt" fo:language="es" fo:country="ES" fo:font-weight="bold" style:font-size-asian="8pt" style:font-weight-asian="bold" style:font-name-complex="Arial" style:font-size-complex="10pt"/>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R. – Grado en Ingeniería Informática<text:tab/><text:tab/>Sistemas operativos</text:span></text:p>
        <text:p text:style-name="MP2"/>
      </style:header>
      <style:footer>
        <text:p text:style-name="MP3"><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01</dc:title>
    <meta:initial-creator>Eloy Mata</meta:initial-creator>
    <meta:editing-cycles>16</meta:editing-cycles>
    <meta:print-date>2021-09-30T07:40:00</meta:print-date>
    <meta:creation-date>2021-09-28T14:05:00</meta:creation-date>
    <dc:date>2022-09-15T11:54:06.261893690</dc:date>
    <meta:editing-duration>PT3H50M19S</meta:editing-duration>
    <meta:generator>LibreOffice/7.3.5.2$Linux_X86_64 LibreOffice_project/30$Build-2</meta:generator>
    <meta:document-statistic meta:table-count="1" meta:image-count="0" meta:object-count="0" meta:page-count="8" meta:paragraph-count="167" meta:word-count="2251" meta:character-count="13561" meta:non-whitespace-character-count="11477"/>
    <meta:user-defined meta:name="AppVersion">16.0000</meta:user-defined>
    <meta:user-defined meta:name="Company">Universidad de La Rioja</meta:user-defined>
    <meta:user-defined meta:name="Información 1"/>
    <meta:user-defined meta:name="Información 2"/>
    <meta:user-defined meta:name="Información 3" meta:value-type="string"/>
    <meta:user-defined meta:name="Información 4" meta:value-type="string"/>
    <meta:template xlink:type="simple" xlink:actuate="onRequest" xlink:title="Normal.dotm" xlink:href=""/>
  </office:meta>
</office:document-meta>
</file>